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a8a12" officeooo:paragraph-rsid="000a8a12" style:font-size-asian="15pt" style:font-size-complex="15pt"/>
    </style:style>
    <style:style style:name="P2" style:family="paragraph" style:parent-style-name="Standard" style:list-style-name="L1">
      <style:text-properties fo:font-size="15pt" officeooo:rsid="000a8a12" officeooo:paragraph-rsid="000a8a12" style:font-size-asian="15pt" style:font-size-complex="15pt"/>
    </style:style>
    <style:style style:name="P3" style:family="paragraph" style:parent-style-name="Standard" style:list-style-name="L2">
      <style:text-properties fo:font-size="15pt" officeooo:rsid="000a8a12" officeooo:paragraph-rsid="000a8a12" style:font-size-asian="15pt" style:font-size-complex="15pt"/>
    </style:style>
    <style:style style:name="P4" style:family="paragraph" style:parent-style-name="Standard">
      <style:text-properties fo:font-size="15pt" officeooo:rsid="000a8a12" officeooo:paragraph-rsid="000a8a12" style:font-size-asian="15pt" style:font-size-complex="15pt"/>
    </style:style>
    <style:style style:name="P5" style:family="paragraph" style:parent-style-name="Standard" style:list-style-name="L2">
      <style:text-properties officeooo:paragraph-rsid="000a8a12"/>
    </style:style>
    <style:style style:name="P6" style:family="paragraph" style:parent-style-name="Standard">
      <style:text-properties officeooo:rsid="000a8a12" officeooo:paragraph-rsid="000a8a12"/>
    </style:style>
    <style:style style:name="P7" style:family="paragraph" style:parent-style-name="Standard">
      <style:text-properties officeooo:rsid="000b3a50" officeooo:paragraph-rsid="000b3a50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0a8a12" style:font-size-asian="15pt" style:font-size-complex="15pt"/>
    </style:style>
    <style:style style:name="T3" style:family="text">
      <style:text-properties fo:font-size="15pt" officeooo:rsid="000b3a50" style:font-size-asian="15pt" style:font-size-complex="1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k Ethics-IV ( Career Development )</text:p>
      <text:p text:style-name="P1"/>
      <text:p text:style-name="P1">Career development is the process of proving to employee professional goals. In career development employee learning new skills and enhance the performance of work.</text:p>
      <text:p text:style-name="P1">Following points includes in career development</text:p>
      <text:list xml:id="list1686417616" text:style-name="L1">
        <text:list-item>
          <text:p text:style-name="P2">demonstrate an interest in learning</text:p>
        </text:list-item>
        <text:list-item>
          <text:p text:style-name="P2">participate in training</text:p>
        </text:list-item>
        <text:list-item>
          <text:p text:style-name="P2">anticipates changes in work </text:p>
        </text:list-item>
        <text:list-item>
          <text:p text:style-name="P2">identify career interest <text:s/></text:p>
        </text:list-item>
      </text:list>
      <text:p text:style-name="P1"/>
      <text:p text:style-name="P1">Top 10 tips for career development</text:p>
      <text:list xml:id="list1881317605" text:style-name="L2">
        <text:list-item>
          <text:p text:style-name="P3">talk to your boss</text:p>
        </text:list-item>
        <text:list-item>
          <text:p text:style-name="P3">ask for more</text:p>
        </text:list-item>
        <text:list-item>
          <text:p text:style-name="P3">volunteer for boards</text:p>
        </text:list-item>
        <text:list-item>
          <text:p text:style-name="P3">sharpen your people skills</text:p>
        </text:list-item>
        <text:list-item>
          <text:p text:style-name="P3">be innovative</text:p>
        </text:list-item>
        <text:list-item>
          <text:p text:style-name="P3">find a mentor</text:p>
        </text:list-item>
        <text:list-item>
          <text:p text:style-name="P3">self yourself</text:p>
        </text:list-item>
        <text:list-item>
          <text:p text:style-name="P3">keep learning</text:p>
        </text:list-item>
        <text:list-item>
          <text:p text:style-name="P3">expand your network</text:p>
        </text:list-item>
        <text:list-item>
          <text:p text:style-name="P5"><text:span text:style-name="T2">build your reputation </text:span></text:p>
        </text:list-item>
      </text:list>
      <text:p text:style-name="P1"/>
      <text:p text:style-name="P6"><text:span text:style-name="T1">Developing &amp; Mentoring : developing and mentoring </text:span><text:span text:style-name="T3">is a relationship between senior employee and a junior employee . It also important for career <text:s text:c="6"/>development, it encourage self assessment and enhance skills on the job.</text:span></text:p>
      <text:p text:style-name="P7"><text:span text:style-name="T1"><text:s/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18:48:03.203865005</meta:creation-date>
    <dc:date>2023-02-13T18:34:41.752077011</dc:date>
    <meta:editing-duration>PT5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134" meta:character-count="811" meta:non-whitespace-character-count="699"/>
  </office:meta>
</office:document-meta>
</file>